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3C0000002CFBFFEC8C8FF3889FF.png" manifest:media-type="image/png"/>
  <manifest:file-entry manifest:full-path="Pictures/2000000C0000634100004A4C3651558E9C43717A.svm" manifest:media-type="image/x-svm"/>
  <manifest:file-entry manifest:full-path="Pictures/10000200000003C0000002CFFA904810D3E5121C.png" manifest:media-type="image/png"/>
  <manifest:file-entry manifest:full-path="Pictures/2000000E0000634100004A4C8B8C0B6EC20B2683.svm" manifest:media-type="image/x-svm"/>
  <manifest:file-entry manifest:full-path="Pictures/10000200000003C0000002CFFB0D5E476F031BC2.png" manifest:media-type="image/png"/>
  <manifest:file-entry manifest:full-path="Pictures/10000200000003C0000002CF06750DD93C2ED996.png" manifest:media-type="image/png"/>
  <manifest:file-entry manifest:full-path="Pictures/2000000E0000634100004A4C2A08177FA3DF9654.svm" manifest:media-type="image/x-svm"/>
  <manifest:file-entry manifest:full-path="Pictures/2000000E0000634100004A4CCD2247D4D39A5527.svm" manifest:media-type="image/x-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Bitstream Vera Sans" svg:font-family="'Bitstream Vera Sans'" style:font-family-generic="system" style:font-pitch="variable"/>
    <style:font-face style:name="DejaVu Sans5"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Focus-subtitle">
      <style:graphic-properties draw:fill-color="#ffffff" draw:auto-grow-height="true" fo:min-height="6.865cm"/>
    </style:style>
    <style:style style:name="pr2" style:family="presentation" style:parent-style-name="Focus-notes">
      <style:graphic-properties draw:fill-color="#ffffff" fo:min-height="12.572cm"/>
    </style:style>
    <style:style style:name="pr3" style:family="presentation" style:parent-style-name="Focus1-title">
      <style:graphic-properties draw:auto-grow-height="true" fo:min-height="2.511cm"/>
    </style:style>
    <style:style style:name="pr4" style:family="presentation" style:parent-style-name="Focus1-outline1">
      <style:graphic-properties fo:min-height="11.929cm"/>
    </style:style>
    <style:style style:name="pr5" style:family="presentation" style:parent-style-name="Focus1-notes">
      <style:graphic-properties draw:fill-color="#ffffff" draw:auto-grow-height="true" fo:min-height="12.572cm"/>
    </style:style>
    <style:style style:name="pr6" style:family="presentation" style:parent-style-name="Focus3-title">
      <style:graphic-properties draw:auto-grow-height="true" fo:min-height="3.333cm"/>
    </style:style>
    <style:style style:name="pr7" style:family="presentation" style:parent-style-name="Focus3-outline1">
      <style:graphic-properties fo:min-height="11.929cm"/>
    </style:style>
    <style:style style:name="pr8" style:family="presentation" style:parent-style-name="Focus3-notes">
      <style:graphic-properties draw:fill-color="#ffffff" draw:auto-grow-height="true" fo:min-height="12.572cm"/>
    </style:style>
    <style:style style:name="pr9" style:family="presentation" style:parent-style-name="Focus3-title">
      <style:graphic-properties fo:min-height="3.333cm"/>
    </style:style>
    <style:style style:name="pr10" style:family="presentation" style:parent-style-name="Focus3-outline1">
      <style:graphic-properties fo:min-height="12.12cm"/>
    </style:style>
    <style:style style:name="pr11" style:family="presentation" style:parent-style-name="Focus3-notes">
      <style:graphic-properties draw:fill-color="#ffffff" fo:min-height="12.572cm"/>
    </style:style>
    <style:style style:name="pr12" style:family="presentation" style:parent-style-name="Focus3-title">
      <style:graphic-properties draw:auto-grow-height="true" fo:min-height="1.809cm"/>
    </style:style>
    <style:style style:name="pr13" style:family="presentation" style:parent-style-name="Focus3-title">
      <style:graphic-properties fo:min-height="1.644cm"/>
    </style:style>
    <style:style style:name="P1" style:family="paragraph">
      <loext:graphic-properties draw:fill-color="#ffffff"/>
    </style:style>
    <style:style style:name="P2" style:family="paragraph">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7.116cm" svg:height="6.865cm" svg:x="10.404cm" svg:y="7.079cm" presentation:class="subtitle" presentation:user-transformed="true">
          <draw:text-box>
            <text:p>Where is </text:p>
            <text:p>Your Heart?</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layer="layout" svg:width="12.14cm" svg:height="2.511cm" svg:x="7.912cm" svg:y="3.839cm" presentation:class="title" presentation:user-transformed="true">
          <draw:text-box>
            <text:p>James 4:1-4</text:p>
          </draw:text-box>
        </draw:frame>
        <draw:frame presentation:style-name="pr4" draw:layer="layout" svg:width="11.773cm" svg:height="9.182cm" svg:x="8.128cm" svg:y="6.058cm" presentation:class="outline" presentation:user-transformed="true">
          <draw:text-box>
            <text:list text:style-name="L2">
              <text:list-item>
                <text:p>[Jas 4:1-4 NKJV] Where do wars and fights [come] from among you? Do [they] not [come] from your [desires for] pleasure that war in your members? You lust and do not have. You murder and covet and cannot obtain. You fight and war. Yet you do not have because you do not ask. You ask and do not receive, because you ask amiss, that you may spend [it] on your pleasures. Adulterers and adulteresses! Do you not know that friendship with the world is enmity with God? Whoever therefore wants to be a friend of the world makes himself an enemy of God.</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108cm" svg:height="3.333cm" svg:x="1.946cm" svg:y="1.239cm" presentation:class="title">
          <draw:text-box>
            <text:p>Exposition</text:p>
          </draw:text-box>
        </draw:frame>
        <draw:frame presentation:style-name="pr7" draw:layer="layout" svg:width="24.108cm" svg:height="15.164cm" svg:x="2.054cm" svg:y="3.886cm" presentation:class="outline" presentation:user-transformed="true">
          <draw:text-box>
            <text:list text:style-name="L2">
              <text:list-item>
                <text:p>The epistle of James is teaching us how to be sanctified. This passage is connected to an earlier statement James makes in Chapter 1.</text:p>
              </text:list-item>
              <text:list-item>
                <text:p>[Jas 1:12-16 NKJV] Blessed [is] the man who endures temptation; for when he has been approved, he will receive the crown of life which the Lord has promised to those who love Him. <text:span text:style-name="T1">Let no one say when he is tempted</text:span>, "I am tempted by God"; for God cannot be tempted by evil, nor does He Himself tempt anyone. <text:span text:style-name="T1">But each one is tempted when he is drawn away by his own </text:span><text:span text:style-name="T2">desires</text:span><text:span text:style-name="T1"> and enticed</text:span>. Then, when desire has conceived, it gives birth to sin; and sin, when it is full-grown, brings forth death. Do not be deceived, my beloved brethren.</text:p>
              </text:list-item>
            </text:list>
          </draw:text-box>
        </draw:frame>
        <presentation:notes draw:style-name="dp2">
          <draw:page-thumbnail draw:style-name="gr1" draw:layer="layout" svg:width="13.968cm" svg:height="10.476cm" svg:x="3.81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layer="layout" svg:width="24.108cm" svg:height="3.333cm" svg:x="1.946cm" svg:y="1.239cm" presentation:class="title">
          <draw:text-box>
            <text:p>Worldliness</text:p>
          </draw:text-box>
        </draw:frame>
        <draw:frame presentation:style-name="pr7" draw:layer="layout" svg:width="24.108cm" svg:height="15.164cm" svg:x="2.054cm" svg:y="3.886cm" presentation:class="outline" presentation:user-transformed="true">
          <draw:text-box>
            <text:list text:style-name="L2">
              <text:list-item>
                <text:p>Love of the world is the root of many sins. Love not the world!</text:p>
              </text:list-item>
              <text:list-item>
                <text:p>[Rom 12:1-2 NKJV] I beseech you therefore, brethren, by the mercies of God, that you present your bodies a living sacrifice, holy, acceptable to God, [which is] your reasonable service. And do not be conformed to this world, but be transformed by the renewing of your mind, that you may prove what [is] that good and acceptable and perfect will of God.</text:p>
              </text:list-item>
              <text:list-item>
                <text:p>[1Jo 4:4-6 NKJV] You are of God, little children, and have overcome them, because He who is in you is greater than he who is in the world. They are of the world. Therefore they speak [as] of the world, and the world hears them. We are of God. He who knows God hears us; he who is not of God does not hear us. By this we know the spirit of truth and the spirit of error.</text:p>
              </text:list-item>
            </text:list>
          </draw:text-box>
        </draw:frame>
        <presentation:notes draw:style-name="dp2">
          <draw:page-thumbnail draw:style-name="gr1" draw:layer="layout" svg:width="13.968cm" svg:height="10.476cm" svg:x="3.81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9" draw:layer="layout" svg:width="24.108cm" svg:height="3.333cm" svg:x="1.946cm" svg:y="1.239cm" presentation:class="title">
          <draw:text-box>
            <text:p>Seek not the world</text:p>
          </draw:text-box>
        </draw:frame>
        <draw:frame presentation:style-name="pr10" draw:layer="layout" svg:width="24.108cm" svg:height="12.37cm" svg:x="1.946cm" svg:y="5.114cm" presentation:class="outline" presentation:user-transformed="true">
          <draw:text-box>
            <text:list text:style-name="L2">
              <text:list-item>
                <text:p>Love of the world, leads to temptations coming in to our heart that wouldn’t otherwise be battles in our heart. SOME temptations whispered in your ear, come from an unclean spirit. MOST of them come from learned patterns and behaviors that you need the Holy Spirit must heal you of. </text:p>
              </text:list-item>
              <text:list-item>
                <text:p>Every time you listen to temptation, you plant a seed of desire in your heart. That desire when fully grown <text:span text:style-name="T3">will</text:span><text:span text:style-name="T4"> give birth to sin.</text:span></text:p>
              </text:list-item>
              <text:list-item>
                <text:p><text:span text:style-name="T4">We must turn from the world, repent and turn.</text:span></text:p>
              </text:list-item>
            </text:list>
          </draw:text-box>
        </draw:frame>
        <presentation:notes draw:style-name="dp2">
          <draw:page-thumbnail draw:style-name="gr1" draw:layer="layout" svg:width="13.968cm" svg:height="10.476cm" svg:x="3.81cm" svg:y="2.123cm" draw:page-number="5" presentation:class="page"/>
          <draw:frame presentation:style-name="pr11" draw:text-style-name="P1" draw:layer="layout" svg:width="17.271cm" svg:height="12.572cm" svg:x="2.159cm" svg:y="13.271cm" presentation:class="notes" presentation:placeholder="true">
            <draw:text-box/>
          </draw:frame>
        </presentation:notes>
      </draw:page>
      <draw:page draw:name="page6" draw:style-name="dp3" draw:master-page-name="Focus1" presentation:presentation-page-layout-name="AL2T1">
        <office:forms form:automatic-focus="false" form:apply-design-mode="false"/>
        <draw:frame presentation:style-name="pr3" draw:layer="layout" svg:width="12.14cm" svg:height="2.511cm" svg:x="7.912cm" svg:y="3.839cm" presentation:class="title" presentation:user-transformed="true">
          <draw:text-box>
            <text:p>James 4:5-10</text:p>
          </draw:text-box>
        </draw:frame>
        <draw:frame presentation:style-name="pr4" draw:layer="layout" svg:width="11.773cm" svg:height="9.182cm" svg:x="8.128cm" svg:y="6.058cm" presentation:class="outline" presentation:user-transformed="true">
          <draw:text-box>
            <text:list text:style-name="L2">
              <text:list-item>
                <text:p>[Jas 4:5-10 NKJV] Or do you think that the Scripture says in vain, "The Spirit who dwells in us yearns jealously"? But He gives more grace. Therefore He says: "God resists the proud, But gives grace to the humble." Therefore submit to God. Resist the devil and he will flee from you. Draw near to God and He will draw near to you. Cleanse [your] hands, [you] sinners; and purify [your] hearts, [you] double-minded. Lament and mourn and weep! Let your laughter be turned to mourning and [your] joy to gloom. Humble yourselves in the sight of the Lord, and He will lift you up.</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12" draw:layer="layout" svg:width="24.108cm" svg:height="1.809cm" svg:x="1.946cm" svg:y="0.762cm" presentation:class="title" presentation:user-transformed="true">
          <draw:text-box>
            <text:p>Exposition</text:p>
          </draw:text-box>
        </draw:frame>
        <draw:frame presentation:style-name="pr7" draw:layer="layout" svg:width="24.108cm" svg:height="15.164cm" svg:x="2.054cm" svg:y="3.886cm" presentation:class="outline" presentation:user-transformed="true">
          <draw:text-box>
            <text:list text:style-name="L2">
              <text:list-item>
                <text:p>James is making a connection to what God tells us about His character in the Old Testament.</text:p>
              </text:list-item>
              <text:list-item>
                <text:p>[Exo 20:5 NKJV] you shall not bow down to them nor serve them. For I, the LORD your God, [am] a jealous God, visiting the iniquity of the fathers upon the children to the third and fourth [generations] of those who hate Me,</text:p>
              </text:list-item>
              <text:list-item>
                <text:p>[Exo 34:14 NKJV] "(for you shall worship no other god, for the LORD, whose name [is] Jealous, [is] a jealous God),</text:p>
              </text:list-item>
              <text:list-item>
                <text:p>[Deu 4:24 NKJV] "For the LORD your God [is] a consuming fire, a jealous God.</text:p>
              </text:list-item>
              <text:list-item>
                <text:p>[Deu 5:9 NKJV] you shall not bow down to them nor serve them. For I, the LORD your God, [am] a jealous God, visiting the iniquity of the fathers upon the children to the third and fourth [generations] of those who hate Me,</text:p>
              </text:list-item>
              <text:list-item>
                <text:p>[Deu 6:15 NKJV] "(for the LORD your God [is] a jealous God among you), lest the anger of the LORD your God be aroused against you and destroy you from the face of the earth.</text:p>
              </text:list-item>
              <text:list-item>
                <text:p>[Jos 24:19 NKJV] But Joshua said to the people, "You cannot serve the LORD, for He [is] a holy God. He [is] a jealous God; He will not forgive your transgressions nor your sins.</text:p>
              </text:list-item>
              <text:list-item>
                <text:p>[Eze 39:25 NKJV] "Therefore thus says the Lord GOD: 'Now I will bring back the captives of Jacob, and have mercy on the whole house of Israel; and I will be jealous for My holy name--</text:p>
              </text:list-item>
              <text:list-item>
                <text:p>[Nah 1:2 NKJV] God [is] jealous, and the LORD avenges; The LORD avenges and [is] furious. The LORD will take vengeance on His adversaries, And He reserves [wrath] for His enemies;</text:p>
              </text:list-item>
              <text:list-item>
                <text:p>[2Co 11:2 NKJV] For I am jealous for you with godly jealousy. For I have betrothed you to one husband, that I may present [you as] a chaste virgin to Christ.</text:p>
              </text:list-item>
            </text:list>
          </draw:text-box>
        </draw:frame>
        <presentation:notes draw:style-name="dp2">
          <draw:page-thumbnail draw:style-name="gr1" draw:layer="layout" svg:width="13.968cm" svg:height="10.476cm" svg:x="3.81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2" draw:layer="layout" svg:width="24.108cm" svg:height="1.809cm" svg:x="1.946cm" svg:y="0.762cm" presentation:class="title" presentation:user-transformed="true">
          <draw:text-box>
            <text:p>Exposition</text:p>
          </draw:text-box>
        </draw:frame>
        <draw:frame presentation:style-name="pr7" draw:layer="layout" svg:width="24.108cm" svg:height="15.164cm" svg:x="2.054cm" svg:y="3.886cm" presentation:class="outline" presentation:user-transformed="true">
          <draw:text-box>
            <text:list text:style-name="L2">
              <text:list-item>
                <text:p>God is <text:span text:style-name="T5">jealous</text:span><text:span text:style-name="T4"> for our attention like a Husband is jealous for his wife. When you turn to other things for pleasure, for amusement, for your contentedness to be filled up, you make God </text:span><text:span text:style-name="T5">jealous</text:span><text:span text:style-name="T4"> toward you. There is serious danger in living like this toward God.</text:span></text:p>
              </text:list-item>
              <text:list-item>
                <text:p>[Jer 3:6-8 NKJV] The LORD said also to me in the days of Josiah the king: "Have you seen what backsliding Israel has done? She has gone up on every high mountain and under every green tree, and there played the harlot. "And I said, after she had done all these [things], 'Return to Me.' But she did not return. And her treacherous sister Judah saw it. "Then I saw that for all the causes for which backsliding Israel had committed adultery, I had put her away and given her a certificate of divorce; yet her treacherous sister Judah did not fear, but went and played the harlot also.</text:p>
              </text:list-item>
            </text:list>
          </draw:text-box>
        </draw:frame>
        <presentation:notes draw:style-name="dp2">
          <draw:page-thumbnail draw:style-name="gr1" draw:layer="layout" svg:width="13.968cm" svg:height="10.476cm" svg:x="3.81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2" draw:layer="layout" svg:width="24.108cm" svg:height="1.809cm" svg:x="1.946cm" svg:y="0.762cm" presentation:class="title" presentation:user-transformed="true">
          <draw:text-box>
            <text:p>Exposition</text:p>
          </draw:text-box>
        </draw:frame>
        <draw:frame presentation:style-name="pr7" draw:layer="layout" svg:width="24.108cm" svg:height="15.164cm" svg:x="2.054cm" svg:y="3.886cm" presentation:class="outline" presentation:user-transformed="true">
          <draw:text-box>
            <text:list text:style-name="L2">
              <text:list-item>
                <text:p>Thank you Jesus however for your mercy! Thank you Jesus for your GRACE! Thank you Jesus for your LOVE that allows us to return to you, in humility!</text:p>
              </text:list-item>
              <text:list-item>
                <text:p>[Pro 3:34 NET] Although he is scornful to arrogant scoffers, yet he shows favor (Charis / Grace) to the humble.</text:p>
              </text:list-item>
              <text:list-item>
                <text:p>[Psa 138:6 NET] Though the LORD is exalted, he takes note of the lowly, and recognizes the proud from far away.</text:p>
              </text:list-item>
              <text:list-item>
                <text:p>Let us approach the mercy seat and renew our vows to God!</text:p>
              </text:list-item>
            </text:list>
          </draw:text-box>
        </draw:frame>
        <presentation:notes draw:style-name="dp2">
          <draw:page-thumbnail draw:style-name="gr1" draw:layer="layout" svg:width="13.968cm" svg:height="10.476cm" svg:x="3.81cm" svg:y="2.123cm" draw:page-number="9" presentation:class="page"/>
          <draw:frame presentation:style-name="pr8" draw:text-style-name="P1"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draw:frame presentation:style-name="pr12" draw:layer="layout" svg:width="24.108cm" svg:height="1.809cm" svg:x="1.946cm" svg:y="0.762cm" presentation:class="title" presentation:user-transformed="true">
          <draw:text-box>
            <text:p>Exposition</text:p>
          </draw:text-box>
        </draw:frame>
        <draw:frame presentation:style-name="pr7" draw:layer="layout" svg:width="24.108cm" svg:height="15.164cm" svg:x="2.054cm" svg:y="3.886cm" presentation:class="outline" presentation:user-transformed="true">
          <draw:text-box>
            <text:list text:style-name="L2">
              <text:list-item>
                <text:p>Submission to God is the first step.</text:p>
              </text:list-item>
              <text:list-item>
                <text:p>[Mat 7:21 NET] "Not everyone who says to me, 'Lord, Lord,' will enter into the kingdom of heaven - only the one who <text:span text:style-name="T1">does</text:span> the <text:span text:style-name="T1">will</text:span> of my Father in heaven.</text:p>
              </text:list-item>
              <text:list-item>
                <text:p>James says this nearly exactly in chapter 1.</text:p>
              </text:list-item>
              <text:list-item>
                <text:p>[Jas 1:22 CSB] But be <text:span text:style-name="T1">doers</text:span> of the <text:span text:style-name="T1">word</text:span> and not hearers only, deceiving yourselves.</text:p>
              </text:list-item>
              <text:list-item>
                <text:p>We must be <text:span text:style-name="T3">doing</text:span><text:span text:style-name="T6"> the will of the Father</text:span><text:span text:style-name="T4"> in Heaven to receive the promise of eternal life.</text:span></text:p>
              </text:list-item>
            </text:list>
          </draw:text-box>
        </draw:frame>
        <presentation:notes draw:style-name="dp2">
          <draw:page-thumbnail draw:style-name="gr1" draw:layer="layout" svg:width="13.968cm" svg:height="10.476cm" svg:x="3.81cm" svg:y="2.123cm" draw:page-number="10" presentation:class="page"/>
          <draw:frame presentation:style-name="pr8" draw:text-style-name="P1"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draw:frame presentation:style-name="pr13" draw:layer="layout" svg:width="24.108cm" svg:height="1.644cm" svg:x="1.8cm" svg:y="0.388cm" presentation:class="title" presentation:user-transformed="true">
          <draw:text-box>
            <text:p>Will of God</text:p>
          </draw:text-box>
        </draw:frame>
        <draw:frame presentation:style-name="pr10" draw:text-style-name="P2" draw:layer="layout" svg:width="24.108cm" svg:height="12.37cm" svg:x="2.562cm" svg:y="2.032cm" presentation:class="outline" presentation:user-transformed="true">
          <draw:text-box>
            <text:list text:style-name="L2">
              <text:list-item>
                <text:p><text:span text:style-name="T7">The will of God is simply this.</text:span></text:p>
              </text:list-item>
              <text:list-item>
                <text:p><text:span text:style-name="T8">LOVE</text:span><text:span text:style-name="T7">.</text:span></text:p>
              </text:list-item>
              <text:list-item>
                <text:p><text:span text:style-name="T7">[Mat 22:34-40 CSB] When the Pharisees heard that he had silenced the Sadducees, they came together. And one of them, an expert in the law, asked a question to test him: "</text:span><text:span text:style-name="T8">Teacher, which command in the law is the greatest?</text:span><text:span text:style-name="T7"> " <text:s/>He said to him, "</text:span><text:span text:style-name="T8">Love the Lord your God with all your heart, with all your soul, and with all your mind. </text:span><text:span text:style-name="T7">"This is the greatest and most important command. "</text:span><text:span text:style-name="T8">The second is like it: Love your neighbor as yourself.</text:span><text:span text:style-name="T7"> "All the Law and the Prophets depend on these two commands." </text:span></text:p>
              </text:list-item>
              <text:list-item>
                <text:p><text:span text:style-name="T7">If we want to do the will of the word (the son of God in the flesh, and the words in your Bible) we must love God with all our heart soul and mind, and love other people as yourself.</text:span></text:p>
              </text:list-item>
              <text:list-item>
                <text:p><text:span text:style-name="T7">Doing these two things, will make the Devil and his temptations flee from you. This is also how we draw near to God, and like Moses view Him face to face – not just believing in Jesus but forming an intimate relationship with Him that opens our WHOLE HEART up to Him and His will over our life.</text:span></text:p>
              </text:list-item>
            </text:list>
          </draw:text-box>
        </draw:frame>
        <presentation:notes draw:style-name="dp2">
          <draw:page-thumbnail draw:style-name="gr1" draw:layer="layout" svg:width="13.968cm" svg:height="10.476cm" svg:x="3.81cm" svg:y="2.123cm" draw:page-number="11" presentation:class="page"/>
          <draw:frame presentation:style-name="pr11" draw:text-style-name="P1"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draw:frame presentation:style-name="pr13" draw:layer="layout" svg:width="24.108cm" svg:height="1.644cm" svg:x="1.8cm" svg:y="0.388cm" presentation:class="title" presentation:user-transformed="true">
          <draw:text-box>
            <text:p>Self correction</text:p>
          </draw:text-box>
        </draw:frame>
        <draw:frame presentation:style-name="pr10" draw:layer="layout" svg:width="24.638cm" svg:height="14.478cm" svg:x="2.032cm" svg:y="3.81cm" presentation:class="outline" presentation:user-transformed="true">
          <draw:text-box>
            <text:list text:style-name="L2">
              <text:list-item>
                <text:p><text:span text:style-name="T5">IF</text:span><text:span text:style-name="T4"> we stumble, God is showing us how to reconcile ourselves to Him.</text:span></text:p>
              </text:list-item>
              <text:list-item>
                <text:p><text:span text:style-name="T9">SORROW</text:span>.</text:p>
              </text:list-item>
              <text:list-item>
                <text:p>Godly sorrow is a sign you truly feel sorry for what you did to your Lord.</text:p>
              </text:list-item>
              <text:list-item>
                <text:p>Those seeking to return to God, need to break their hearts on the alter of God’s sorrow. Let God know; “I confess this sin, I repent of this sin and MOST IMPORTANTLY I FORSAKE this sin, my God.”</text:p>
              </text:list-item>
              <text:list-item>
                <text:p>When you weep for your sins, God will give you a greater measure of grace to reign over your sins, and to resist the Devil’s temptations that lead to new sins. You will receive <text:span text:style-name="T5">more grace</text:span><text:span text:style-name="T4"> when you humble yourself in godly sorrow and repentance!</text:span></text:p>
              </text:list-item>
              <text:list-item>
                <text:p>[Tit 2:11-14 NKJV] For the grace of God that brings salvation has appeared to all men, teaching us that, denying ungodliness and worldly lusts, we should live soberly, righteously, and godly in the present age, looking for the blessed hope and glorious appearing of our great God and Savior Jesus Christ, who gave Himself for us, that He might redeem us from every lawless deed and purify for Himself [His] own special people, zealous for good works.</text:p>
              </text:list-item>
            </text:list>
          </draw:text-box>
        </draw:frame>
        <presentation:notes draw:style-name="dp2">
          <draw:page-thumbnail draw:style-name="gr1" draw:layer="layout" svg:width="13.968cm" svg:height="10.476cm" svg:x="3.81cm" svg:y="2.123cm" draw:page-number="12" presentation:class="page"/>
          <draw:frame presentation:style-name="pr11"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Bitstream Vera Sans" svg:font-family="'Bitstream Vera Sans'" style:font-family-generic="system" style:font-pitch="variable"/>
    <style:font-face style:name="DejaVu Sans5"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5"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3" fo:font-size="14pt"/>
    </style:style>
    <style:style style:name="MP9" style:family="paragraph">
      <loext:graphic-properties draw:fill="none" draw:fill-color="#ffffff"/>
      <style:paragraph-properties fo:text-align="justify"/>
      <style:text-properties fo:color="#dddddd" style:font-name="DejaVu Sans3" fo:font-size="14pt"/>
    </style:style>
    <style:style style:name="MP10" style:family="paragraph">
      <style:paragraph-properties fo:text-align="center"/>
      <style:text-properties fo:color="#dddddd" style:font-name="DejaVu Sans3" fo:font-size="14pt"/>
    </style:style>
    <style:style style:name="MP11" style:family="paragraph">
      <loext:graphic-properties draw:fill="none" draw:fill-color="#ffffff"/>
      <style:paragraph-properties fo:text-align="center"/>
      <style:text-properties fo:color="#dddddd" style:font-name="DejaVu Sans3" fo:font-size="14pt"/>
    </style:style>
    <style:style style:name="MP12" style:family="paragraph">
      <style:paragraph-properties fo:text-align="end"/>
      <style:text-properties fo:color="#dddddd" style:font-name="DejaVu Sans3" fo:font-size="14pt"/>
    </style:style>
    <style:style style:name="MP13" style:family="paragraph">
      <loext:graphic-properties draw:fill="none" draw:fill-color="#ffffff"/>
      <style:paragraph-properties fo:text-align="end"/>
      <style:text-properties fo:color="#dddddd" style:font-name="DejaVu Sans3" fo:font-size="14pt"/>
    </style:style>
    <style:style style:name="MP14" style:family="paragraph">
      <style:text-properties fo:color="#dddddd" style:font-name="DejaVu Sans3" fo:font-size="14pt"/>
    </style:style>
    <style:style style:name="MP15" style:family="paragraph">
      <loext:graphic-properties draw:fill="none" draw:fill-color="#ffffff"/>
      <style:text-properties fo:color="#dddddd" style:font-name="DejaVu Sans3" fo:font-size="14pt"/>
    </style:style>
    <style:style style:name="MP16" style:family="paragraph">
      <style:paragraph-properties fo:text-align="center"/>
      <style:text-properties fo:color="#808080" style:font-name="DejaVu Sans3" fo:font-size="14pt"/>
    </style:style>
    <style:style style:name="MP17" style:family="paragraph">
      <loext:graphic-properties draw:fill="none" draw:fill-color="#ffffff"/>
      <style:paragraph-properties fo:text-align="center"/>
      <style:text-properties fo:color="#808080" style:font-name="DejaVu Sans3" fo:font-size="14pt"/>
    </style:style>
    <style:style style:name="MT1" style:family="text">
      <style:text-properties fo:font-size="14pt"/>
    </style:style>
    <style:style style:name="MT2" style:family="text">
      <style:text-properties fo:color="#dddddd" style:font-name="DejaVu Sans3" fo:font-size="14pt"/>
    </style:style>
    <style:style style:name="MT3" style:family="text">
      <style:text-properties fo:color="#808080" style:font-name="DejaVu Sans3"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9</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A904810D3E5121C.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B0D5E476F031BC2.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9</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06750DD93C2ED996.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9</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BFFEC8C8FF3889FF.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9</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5T13:55:36.576514384</meta:creation-date>
    <meta:editing-duration>PT4H48M41S</meta:editing-duration>
    <meta:editing-cycles>13</meta:editing-cycles>
    <meta:generator>LibreOffice/6.2.8.2$Linux_X86_64 LibreOffice_project/20$Build-2</meta:generator>
    <dc:title>Focus</dc:title>
    <dc:date>2020-01-07T06:55:27.071806299</dc:date>
    <meta:document-statistic meta:object-count="105"/>
  </office:meta>
</office:document-meta>
</file>